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399408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ffffff" draw:stroke="none" fo:margin="1.000000000000000pt" style:wrap="biggest" style:wrap-dynamic-threshold="0.000000000000000pt" svg:fill-rule="evenodd"/>
    </style:style>
    <style:style style:name="gr4" style:family="graphic">
      <style:graphic-properties draw:fill="solid" draw:fill-color="#ffde08" draw:stroke="none" fo:margin="1.000000000000000pt" style:wrap="biggest" style:wrap-dynamic-threshold="0.000000000000000pt" svg:fill-rule="evenodd"/>
    </style:style>
    <style:style style:name="gr5" style:family="graphic">
      <style:graphic-properties draw:fill="solid" draw:fill-color="#000000" draw:stroke="none" fo:margin="1.000000000000000pt" style:wrap="biggest" style:wrap-dynamic-threshold="0.000000000000000pt" svg:fill-rule="evenodd"/>
    </style:style>
    <style:style style:name="gr6" style:family="graphic">
      <style:graphic-properties draw:fill="solid" draw:fill-color="#de2110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"/>
        </draw:layer-set>
        <draw:g draw:style-name="gr1" draw:id="shape1" svg:y="0.00000000000pt">
          <draw:rect draw:style-name="gr2" draw:id="shape2" draw:name="rect672" draw:layer="" svg:width="165.99890400000pt" svg:height="99.39079200000pt" svg:x="0.63550796800pt" svg:y="0.60921016000pt"/>
          <draw:path draw:style-name="gr3" draw:id="shape3" draw:name="path555" draw:layer="" svg:width="161.97384905541pt" svg:height="99.90361523626pt" svg:viewBox="0 0 162 100" svg:d="M0.0453228 0C-0.174005 0.0152726 161.974 50.2838 161.974 50.2838L0 99.9036L0.0453227 0Z" koffice:nodeTypes="ccccc"/>
          <draw:path draw:style-name="gr4" draw:id="shape4" draw:name="path671" draw:layer="" svg:width="145.59118359870pt" svg:height="92.61860438650pt" svg:x="0.07476368000pt" svg:y="4.20540000000pt" svg:viewBox="0 0 146 93" svg:d="M0 0C0.90641 0 146.416 45.5451 145.588 45.9926L0.414503 92.6186Z" koffice:nodeTypes="cccc"/>
          <draw:path draw:style-name="gr5" draw:id="shape5" draw:name="path556" draw:layer="" svg:width="76.83750658760pt" svg:height="98.61434431491pt" svg:x="0.11370968000pt" svg:y="0.56469600000pt" svg:viewBox="0 0 77 99" svg:d="M5.41234e-16 0C0.487931 0 76.8375 49.8911 76.8375 49.8911L0 98.6143L0 7.9844e-06Z" koffice:nodeTypes="ccccc"/>
          <draw:path draw:style-name="gr6" draw:id="shape6" draw:name="path670" draw:layer="" svg:width="68.38576789439pt" svg:height="87.38078447921pt" svg:x="0.07476488000pt" svg:y="6.91256763450pt" svg:viewBox="0 0 68 87" svg:d="M6.41813e-07 0.150673C0.434531 -2.97822 68.3858 43.6612 68.3858 43.6612L0 87.3808L6.41813e-07 0.150665Z" koffice:nodeTypes="ccccc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17:40</dc:date>
    <meta:creation-date>2011-05-22T06:10:42</meta:creation-date>
    <dc:creator>Yue Liu</dc:creator>
  </office:meta>
</office:document-meta>
</file>